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-color="#cfe7f5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-color="#ccffff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-color="#ffffcc" draw:textarea-horizontal-align="justify" draw:textarea-vertical-align="middle" draw:auto-grow-height="false" fo:min-height="2.65cm" fo:min-width="6.9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ffffcc" draw:textarea-horizontal-align="justify" draw:textarea-vertical-align="middle" draw:auto-grow-height="false" fo:min-height="1.65cm" fo:min-width="6.9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cccccc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fill-color="#ffffcc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6cm" draw:marker-end-width="0.26cm" draw:fill-color="#cccccc" draw:textarea-horizontal-align="justify" draw:textarea-vertical-align="middle" draw:auto-grow-height="false" fo:min-height="3.649cm" fo:min-width="6.9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-color="#e6e6e6" draw:textarea-horizontal-align="justify" draw:textarea-vertical-align="middle" draw:auto-grow-height="false" fo:min-height="0.65cm" fo:min-width="6.9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ccffff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e6e6e6"/>
      <style:paragraph-properties fo:text-align="center"/>
    </style:style>
    <style:style style:name="P7" style:family="paragraph">
      <style:text-properties style:font-name="Symbol"/>
    </style:style>
    <style:style style:name="P8" style:family="paragraph">
      <loext:graphic-properties draw:fill="none" draw:fill-color="#ffffff"/>
      <style:text-properties style:font-name="Symbol"/>
    </style:style>
    <style:style style:name="T1" style:family="text">
      <style:text-properties style:font-name="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cm" svg:height="0.9cm" svg:x="1cm" svg:y="2cm">
          <text:p text:style-name="P1">ST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0.9cm" svg:x="1cm" svg:y="4.003cm">
          <text:p text:style-name="P1">VIE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0.9cm" svg:x="1cm" svg:y="12.799cm">
          <text:p text:style-name="P1">STO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0.9cm" svg:x="1.001cm" svg:y="16.8cm">
          <text:p text:style-name="P1">MODEL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0.9cm" svg:x="1.001cm" svg:y="18.8cm">
          <text:p text:style-name="P1">VIE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0.9cm" svg:x="1.002cm" svg:y="21.801cm">
          <text:p text:style-name="P1">DISPLA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4cm" svg:height="2.9cm" svg:x="1cm" svg:y="13.8cm">
          <text:p text:style-name="P1">Loa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7.4cm" svg:height="1.9cm" svg:x="1cm" svg:y="19.8cm">
          <text:p text:style-name="P1">Ren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2.001cm">
          <text:p text:style-name="P1">Tap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4.004cm">
          <text:p text:style-name="P1">Video R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7.4cm" svg:height="0.9cm" svg:x="1cm" svg:y="3.001cm">
          <text:p text:style-name="P1">Loa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12.8cm">
          <text:p text:style-name="P1">Hard Disk Plat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7.4cm" svg:height="3.899cm" svg:x="8.502cm" svg:y="15.801cm">
          <text:p text:style-name="P1">Applic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3cm" svg:y="21.802cm">
          <text:p text:style-name="P1">Scre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7.4cm" svg:height="0.9cm" svg:x="1cm" svg:y="17.8cm">
          <text:p text:style-name="P1">Compo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3.002cm">
          <text:p text:style-name="P1">RO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13.801cm">
          <text:p text:style-name="P1">Hard Disk Firmwa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3cm" svg:y="14.803cm">
          <text:p text:style-name="P1">Operating Syste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19.801cm">
          <text:p text:style-name="P1">Operating Syste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20.801cm">
          <text:p text:style-name="P1">Graphics Ca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0.9cm" svg:x="1cm" svg:y="6.002cm">
          <text:p text:style-name="P1">DISPLA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4cm" svg:height="0.9cm" svg:x="8.501cm" svg:y="6.003cm">
          <text:p text:style-name="P1">TV Scre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7.4cm" svg:height="0.9cm" svg:x="1cm" svg:y="5.004cm">
          <text:p text:style-name="P1">Ren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7.4cm" svg:height="0.9cm" svg:x="8.501cm" svg:y="5.005cm">
          <text:p text:style-name="P1">ULA Chi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8" draw:layer="layout" svg:width="6.492cm" svg:height="0.887cm" svg:x="7.5cm" svg:y="9.431cm">
          <draw:text-box>
            <text:p text:style-name="P7"><text:span text:style-name="T1">Well, here’s a th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21:59:22.076299000</meta:creation-date>
    <meta:generator>LibreOffice/5.2.6.2$MacOSX_X86_64 LibreOffice_project/a3100ed2409ebf1c212f5048fbe377c281438fdc</meta:generator>
    <dc:date>2017-05-08T13:12:17.970200000</dc:date>
    <meta:editing-duration>P9DT4H24M25S</meta:editing-duration>
    <meta:editing-cycles>12</meta:editing-cycles>
    <meta:document-statistic meta:object-count="25"/>
  </office:meta>
</office:document-meta>
</file>